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333366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66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 style:list-style-name="L5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3">
      <style:paragraph-properties fo:text-align="center" style:justify-single-word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3">
      <style:paragraph-properties fo:background-color="#ffffff">
        <style:background-image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11" style:family="paragraph" style:parent-style-name="Preformatted_20_Text" style:list-style-name="L3">
      <style:paragraph-properties fo:background-color="#ffffff">
        <style:background-image/>
      </style:paragraph-properties>
      <style:text-properties style:font-name="Times New Roman"/>
    </style:style>
    <style:style style:name="P12" style:family="paragraph" style:parent-style-name="Preformatted_20_Text" style:list-style-name="L3">
      <style:paragraph-properties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Preformatted_20_Text" style:list-style-name="L5">
      <style:paragraph-properties fo:margin-left="0.7346in" fo:margin-right="0in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color="#333366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33366" style:font-name="Times New Roman" fo:font-size="10.5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007826" fo:font-style="italic" fo:font-weight="bold" style:font-weight-asian="bold" style:font-weight-complex="bold"/>
    </style:style>
    <style:style style:name="T4" style:family="text">
      <style:text-properties fo:color="#007826"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7826" fo:font-size="12pt" fo:font-style="italic" fo:font-weight="bold" style:font-size-asian="12pt" style:font-weight-asian="bold" style:font-size-complex="12pt" style:font-weight-complex="bold"/>
    </style:style>
    <style:style style:name="T6" style:family="text">
      <style:text-properties fo:color="#007826" fo:font-weight="bold" style:font-weight-asian="bold" style:font-weight-complex="bold"/>
    </style:style>
    <style:style style:name="T7" style:family="text">
      <style:text-properties fo:font-size="10.5pt"/>
    </style:style>
    <style:style style:name="T8" style:family="text">
      <style:text-properties fo:font-size="10.5pt" fo:font-style="italic" style:font-style-asian="italic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Aim:</text:span> </text:p>
      <text:list xml:id="list5911073339719604049" text:style-name="L1">
        <text:list-item>
          <text:p text:style-name="P1">Understand <text:s/>Data</text:p>
        </text:list-item>
        <text:list-item>
          <text:p text:style-name="P1">Analyze data Patterns </text:p>
        </text:list-item>
        <text:list-item>
          <text:p text:style-name="P1">Predict the Kitchen Preparation Time</text:p>
          <text:p text:style-name="P1"/>
        </text:list-item>
      </text:list>
      <text:p text:style-name="P6"><text:span text:style-name="T1"/></text:p>
      <text:p text:style-name="P6"><text:span text:style-name="T1">UNDERSTANDING DATA</text:span></text:p>
      <text:p text:style-name="P2"><text:span text:style-name="T9">Data for Model:</text:span> <text:s/></text:p>
      <text:list xml:id="list5194536487765505376" text:style-name="L3">
        <text:list-item>
          <text:p text:style-name="P12">Number of observations: <text:s/><text:span text:style-name="T3">484192</text:span></text:p>
        </text:list-item>
        <text:list-item>
          <text:p text:style-name="P11"><text:span text:style-name="T9">Number of columns : </text:span><text:span text:style-name="T5">15</text:span></text:p>
          <text:p text:style-name="P11"><text:span text:style-name="T7">*</text:span><text:span text:style-name="T8">There are 2 variables extra apart from the mentioned 13 in the document.<text:tab/></text:span></text:p>
        </text:list-item>
        <text:list-item>
          <text:p text:style-name="P10">Data Dictionary attached </text:p>
          <text:p text:style-name="P7"><text:span text:style-name="T2"/></text:p>
          <text:p text:style-name="P7"><text:span text:style-name="T1">ANALYZE DATA PATTERNS</text:span></text:p>
        </text:list-item>
      </text:list>
      <text:p text:style-name="P3">Variable Creation:</text:p>
      <text:p text:style-name="P4"/>
      <text:p text:style-name="Standard"><text:span text:style-name="T11">Creating the target variable: </text:span></text:p>
      <text:p text:style-name="Standard"><text:span text:style-name="T11"/></text:p>
      <text:list xml:id="list7213248958264480958" text:style-name="L5">
        <text:list-item>
          <text:p text:style-name="P5"><text:span text:style-name="T4">KPT = shipped_at <text:s text:c="2"/>- <text:s text:c="2"/>linked_at</text:span></text:p>
        </text:list-item>
      </text:list>
      <text:p text:style-name="Standard"><text:span text:style-name="T11"><text:tab/>Kitchen Preparation Time is the time from the link of the order to the time the order has been <text:tab/>shipped</text:span></text:p>
      <text:p text:style-name="Standard"><text:span text:style-name="T11"/></text:p>
      <text:list xml:id="list24354465" text:continue-numbering="true" text:style-name="L5">
        <text:list-item>
          <text:p text:style-name="P9"><text:span text:style-name="T4">driver_in_duration <text:s/>= reached_shop_at - driver_assigned_at</text:span></text:p>
        </text:list-item>
      </text:list>
      <text:p text:style-name="Standard"><text:span text:style-name="T11"><text:tab/>Time taken by driver to reach the restaurant will be equal to the time elapsed between the <text:tab/>assigning of the driver and reaching the restaurant</text:span></text:p>
      <text:p text:style-name="Standard"><text:span text:style-name="T11"/></text:p>
      <text:list xml:id="list24361415" text:continue-numbering="true" text:style-name="L5">
        <text:list-item>
          <text:p text:style-name="P9"><text:span text:style-name="T4">driver_rest_wait_time = shipped_at - reached_shop_at</text:span></text:p>
        </text:list-item>
      </text:list>
      <text:p text:style-name="Standard"><text:span text:style-name="T11"><text:tab/>Time spent by driver waiting at restaurant is the duration from the arrival of driver to the <text:tab/>shipping time</text:span></text:p>
      <text:p text:style-name="Standard"><text:span text:style-name="T11"/></text:p>
      <text:list xml:id="list24360214" text:continue-numbering="true" text:style-name="L5">
        <text:list-item>
          <text:p text:style-name="P9"><text:span text:style-name="T4">driver_out_duration = reached_customer_at - shipped_at</text:span></text:p>
        </text:list-item>
      </text:list>
      <text:p text:style-name="Standard"><text:span text:style-name="T11"><text:tab/>Time spent by driver to reach at the customer side is equal to the time elapsed between the <text:tab/>package shipping to the time the driver reached the customer</text:span></text:p>
      <text:p text:style-name="Standard"><text:span text:style-name="T11"/></text:p>
      <text:list xml:id="list24377109" text:continue-numbering="true" text:style-name="L5">
        <text:list-item>
          <text:p text:style-name="P9"><text:span text:style-name="T4">driver_cust_wait_time = complete_at - reached_customer_at</text:span></text:p>
        </text:list-item>
      </text:list>
      <text:p text:style-name="Standard"><text:span text:style-name="T11"><text:tab/>Time spent by driver waiting at customer side is the duration from the arrival of driver to the <text:tab/>time the order is complete</text:span></text:p>
      <text:p text:style-name="Standard"><text:span text:style-name="T11"/></text:p>
      <text:list xml:id="list24381119" text:continue-numbering="true" text:style-name="L5">
        <text:list-item>
          <text:p text:style-name="P9"><text:span text:style-name="T4">driver_assign_duration = driver_assigned_at - linked_at</text:span></text:p>
        </text:list-item>
      </text:list>
      <text:p text:style-name="Standard"><text:span text:style-name="T11"><text:tab/>Time required to assign a driver after a restaurant has accepted a order</text:span></text:p>
      <text:p text:style-name="Standard"><text:span text:style-name="T11"/></text:p>
      <text:list xml:id="list24363645" text:continue-numbering="true" text:style-name="L5">
        <text:list-item>
          <text:p text:style-name="P9"><text:span text:style-name="T4">order_accept_time = linked_at - created_at.y</text:span></text:p>
        </text:list-item>
      </text:list>
      <text:p text:style-name="Standard"><text:span text:style-name="T11"><text:tab/>Time required to assign a driver after a restaurant has accepted a order</text:span></text:p>
      <text:p text:style-name="P8"><text:span text:style-name="T11"/></text:p>
      <text:list xml:id="list24366088" text:continue-numbering="true" text:style-name="L5">
        <text:list-header>
          <text:p text:style-name="P13"><text:span text:style-name="T11">*DROPPED </text:span><text:span text:style-name="T6">290</text:span><text:span text:style-name="T11"> rows for null and invalid entries for the variable : KPT</text:span></text:p>
          <text:p text:style-name="P13"><text:span text:style-name="T11">*DROPPED </text:span><text:span text:style-name="T6">1263</text:span><text:span text:style-name="T11"> rows for null and invalid entries for the variable : driver_out_duration</text:span></text:p>
        </text:list-header>
      </text:list>
      <text:p text:style-name="Standard"><text:span text:style-name="T11"/></text:p>
      <text:p text:style-name="P3"><text:soft-page-break/><text:span text:style-name="T11">Additional variables can be created to measure the traffic at a particular restaurant by measuring the order pending at the restaurant and the recent KPT for the last orders.</text:span></text:p>
      <text:p text:style-name="P3"><text:span text:style-name="T11">(Unable to create these variables due to system limit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jjawal Gupta</meta:initial-creator>
    <meta:creation-date>2019-03-18T22:23:01.15</meta:creation-date>
    <dc:date>2019-03-19T04:16:27.01</dc:date>
    <dc:creator>Ujjawal Gupta</dc:creator>
    <meta:editing-duration>PT1H6M1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31" meta:word-count="307" meta:character-count="1872"/>
  </office:meta>
</office:document-meta>
</file>